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fo:font-weight="bold" officeooo:rsid="001708df" officeooo:paragraph-rsid="0041ae79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Consolas" fo:font-size="9pt" fo:font-weight="bold" officeooo:rsid="001708df" officeooo:paragraph-rsid="005dfbbe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nsolas" fo:font-size="9pt" fo:font-weight="bold" officeooo:rsid="001708df" officeooo:paragraph-rsid="005f16bb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Consolas" fo:font-size="9pt" fo:font-weight="bold" officeooo:rsid="001708df" officeooo:paragraph-rsid="0062f33b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onsolas" fo:font-size="9pt" fo:font-weight="bold" officeooo:rsid="001708df" officeooo:paragraph-rsid="0079e228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Consolas" fo:font-size="9pt" fo:font-weight="bold" officeooo:rsid="001708df" officeooo:paragraph-rsid="00847a28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Consolas" fo:font-size="9pt" fo:font-weight="bold" officeooo:rsid="003d2e6d" officeooo:paragraph-rsid="005f3484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Consolas" fo:font-size="9pt" style:text-underline-style="none" fo:font-weight="bold" officeooo:rsid="00200af4" officeooo:paragraph-rsid="0041ae79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Consolas" fo:font-size="5pt" fo:font-weight="bold" officeooo:rsid="003d2e6d" officeooo:paragraph-rsid="005f16bb" style:font-size-asian="5pt" style:font-weight-asian="bold" style:font-size-complex="5pt" style:font-weight-complex="bold"/>
    </style:style>
    <style:style style:name="P10" style:family="paragraph" style:parent-style-name="Standard">
      <style:text-properties style:font-name="Consolas" fo:font-size="11pt" style:text-underline-style="none" fo:font-weight="bold" officeooo:rsid="003d2e6d" officeooo:paragraph-rsid="005f16bb" style:font-size-asian="11pt" style:font-weight-asian="bold" style:font-size-complex="11pt" style:font-weight-complex="bold"/>
    </style:style>
    <style:style style:name="P11" style:family="paragraph">
      <loext:graphic-properties draw:fill-color="#ffffff"/>
      <style:text-properties style:font-name="Consolas" fo:font-size="9pt" fo:font-weight="bold" style:font-size-asian="9pt" style:font-weight-asian="bold" style:font-size-complex="9pt" style:font-weight-complex="bold"/>
    </style:style>
    <style:style style:name="T1" style:family="text">
      <style:text-properties officeooo:rsid="00200af4"/>
    </style:style>
    <style:style style:name="T2" style:family="text">
      <style:text-properties officeooo:rsid="00377b4e"/>
    </style:style>
    <style:style style:name="T3" style:family="text">
      <style:text-properties style:text-underline-style="solid" style:text-underline-width="auto" style:text-underline-color="font-color" officeooo:rsid="003d2e6d"/>
    </style:style>
    <style:style style:name="T4" style:family="text">
      <style:text-properties style:text-underline-style="solid" style:text-underline-width="auto" style:text-underline-color="font-color" officeooo:rsid="003ecac0"/>
    </style:style>
    <style:style style:name="T5" style:family="text">
      <style:text-properties officeooo:rsid="003d2e6d"/>
    </style:style>
    <style:style style:name="T6" style:family="text">
      <style:text-properties officeooo:rsid="003ecac0"/>
    </style:style>
    <style:style style:name="T7" style:family="text">
      <style:text-properties officeooo:rsid="003fd1c6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2a8c26" style:font-size-asian="11pt" style:font-size-complex="11pt"/>
    </style:style>
    <style:style style:name="T10" style:family="text">
      <style:text-properties fo:font-size="11pt" officeooo:rsid="003ecac0" style:font-size-asian="11pt" style:font-size-complex="11pt"/>
    </style:style>
    <style:style style:name="T11" style:family="text">
      <style:text-properties fo:font-size="11pt" officeooo:rsid="00377b4e" style:font-size-asian="11pt" style:font-size-complex="11pt"/>
    </style:style>
    <style:style style:name="T12" style:family="text">
      <style:text-properties fo:font-size="11pt" officeooo:rsid="005dfbbe" style:font-size-asian="11pt" style:font-size-complex="11pt"/>
    </style:style>
    <style:style style:name="T13" style:family="text">
      <style:text-properties fo:font-size="11pt" style:text-underline-style="none" officeooo:rsid="003d2e6d" style:font-size-asian="11pt" style:font-size-complex="11pt"/>
    </style:style>
    <style:style style:name="T14" style:family="text">
      <style:text-properties fo:font-size="11pt" style:text-underline-style="none" officeooo:rsid="005dfbbe" style:font-size-asian="11pt" style:font-size-complex="11pt"/>
    </style:style>
    <style:style style:name="T15" style:family="text">
      <style:text-properties fo:font-size="5pt" style:font-size-asian="5pt" style:font-size-complex="5pt"/>
    </style:style>
    <style:style style:name="T16" style:family="text">
      <style:text-properties officeooo:rsid="006ff75a"/>
    </style:style>
    <style:style style:name="T17" style:family="text">
      <style:text-properties officeooo:rsid="00798e33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5f3484" style:font-style-asian="italic" style:font-style-complex="italic"/>
    </style:style>
    <style:style style:name="T20" style:family="text">
      <style:text-properties fo:font-style="italic" officeooo:rsid="003d2e6d" style:font-style-asian="italic" style:font-style-complex="italic"/>
    </style:style>
    <style:style style:name="T21" style:family="text">
      <style:text-properties officeooo:rsid="0086bd08"/>
    </style:style>
    <style:style style:name="T22" style:family="text">
      <style:text-properties officeooo:rsid="0088108c"/>
    </style:style>
    <style:style style:name="T23" style:family="text">
      <style:text-properties style:font-name="Consolas" fo:font-size="9pt" fo:font-weight="bold" style:font-size-asian="9pt" style:font-weight-asian="bold" style:font-size-complex="9pt" style:font-weight-complex="bold"/>
    </style:style>
    <style:style style:name="T24" style:family="text">
      <style:text-properties style:font-name="Consolas" fo:font-size="10pt" fo:font-weight="bold" style:font-size-asian="10pt" style:font-weight-asian="bold" style:font-size-complex="10pt" style:font-weight-complex="bold"/>
    </style:style>
    <style:style style:name="T25" style:family="text">
      <style:text-properties style:font-name="Consola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49cm" svg:stroke-color="#111111" draw:marker-start-width="0.494cm" draw:marker-end-width="0.494cm" draw:fill-color="#ffffff" draw:textarea-horizontal-align="justify" draw:textarea-vertical-align="middle" draw:auto-grow-height="false" fo:min-height="1.729cm" fo:min-width="6.909cm" fo:padding-top="0.025cm" fo:padding-bottom="0.025cm" fo:padding-left="0.025cm" fo:padding-right="0.025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0" draw:style-name="gr1" draw:text-style-name="P11" svg:width="6.959cm" svg:height="1.779cm" svg:x="0.023cm" svg:y="1.577cm"><text:p><text:span text:style-name="T23"><text:s/></text:span><text:span text:style-name="T24">OBS! 1RU/1HJ/1SP/2KL kan vara </text:span><text:span text:style-name="T24"><text:line-break/></text:span><text:span text:style-name="T24"> <text:s text:c="7"/>4korts med </text:span><text:span text:style-name="T25">längre</text:span><text:span text:style-name="T24"> sidofärg.</text:span><text:span text:style-name="T24"><text:line-break/></text:span><text:span text:style-name="T24"> <text:s text:c="5"/>1NT lovar </text:span><text:span text:style-name="T25">ej</text:span><text:span text:style-name="T24"> balanserad hand.</text:span><text:span text:style-name="T24"><text:line-break/></text:span><text:span text:style-name="T24"> <text:s text:c="5"/>Många artificiella svarsbud!</text:span></text:p><draw:enhanced-geometry svg:viewBox="0 0 21600 21600" draw:type="rectangle" draw:enhanced-path="M 0 0 L 21600 0 21600 21600 0 21600 0 0 Z N"/></draw:custom-shape><text:span text:style-name="T3"><text:line-break/><text:line-break/></text:span><text:span text:style-name="T13">TURBO (</text:span><text:span text:style-name="T14">stark-1KL, </text:span><text:span text:style-name="T13">canapé-system)<text:line-break/></text:span></text:p>
      <text:p text:style-name="P9"/>
      <text:p text:style-name="P10"><text:s text:c="4"/></text:p>
      <text:p text:style-name="P3"><text:line-break/><text:line-break/><text:line-break/></text:p>
      <text:p text:style-name="P3"><text:span text:style-name="T8">1KL:</text:span> <text:s/><text:span text:style-name="T5">16+ rondkrav. Relä-metoder.</text:span></text:p>
      <text:p text:style-name="P7"><text:span text:style-name="T18">- </text:span><text:span text:style-name="T19">Artificiella svarsbud</text:span><text:line-break/></text:p>
      <text:p text:style-name="P1"><text:span text:style-name="T8">1RU:</text:span> <text:s/><text:span text:style-name="T5">2+ru. Ca 13-16(19):<text:line-break/> <text:s text:c="5"/>a) 13-15(16) bal. Även 5hö+332.<text:line-break/> <text:s text:c="5"/>b) 13-15, 4441 med 4ru.<text:line-break/> <text:s text:c="5"/>c) 13-15, 4+ru och 5+sidofärg. <text:line-break/> <text:s text:c="5"/>d) 13-15, 5+ru och 4+kl.<text:line-break/> <text:s text:c="5"/>e) 16+, enfärgad 6+ru, &gt;4förlor.<text:line-break/></text:span><text:span text:style-name="T20">- Artificiella svarsbud</text:span><text:span text:style-name="T5"><text:line-break/></text:span><text:span text:style-name="T15"><text:line-break/></text:span><text:span text:style-name="T8">1</text:span><text:span text:style-name="T9">HJ/1SP</text:span><text:span text:style-name="T8">:</text:span> <text:s/>4+färg. 10-15:<text:line-break/> <text:s text:c="5"/>a) 10-1<text:span text:style-name="T16">2</text:span> bal/<text:span text:style-name="T21">4441</text:span> m 4hö el 5hö+332.<text:line-break/> <text:s text:c="5"/><text:span text:style-name="T21">b</text:span>) 10-15 Minst 4hö och 5+sidofärg.<text:line-break/> <text:s text:c="5"/><text:span text:style-name="T21">c</text:span>) 1<text:span text:style-name="T22">2</text:span>-15 Enfärgad 6+hö.<text:line-break/> <text:s text:c="5"/><text:span text:style-name="T21">d</text:span>) 1HJ: 13-15. 4414 m <text:span text:style-name="T16">kort </text:span>ru.</text:p>
      <text:p text:style-name="P4"><text:span text:style-name="T20">- Artificiella svar på 2-läget</text:span><text:span text:style-name="T5"><text:line-break/></text:span><text:span text:style-name="T15"><text:line-break/></text:span><text:span text:style-name="T8">1NT:</text:span> <text:s/><text:span text:style-name="T6">10-13, ej 4hö och ej 4333.<text:line-break/> <text:s text:c="7"/>OBS! Lovar </text:span><text:span text:style-name="T4">ej</text:span><text:span text:style-name="T6"> balanserad!</text:span></text:p>
      <text:p text:style-name="P6"><text:span text:style-name="T15"><text:line-break/></text:span><text:span text:style-name="T10">2KL:</text:span><text:span text:style-name="T6"> a) 13-15. 4+kl och 5+hö.<text:line-break/> <text:s text:c="5"/>b) 6+kl, 13-15 el ca 7ss.<text:line-break/></text:span><text:span text:style-name="T15"><text:line-break/></text:span><text:span text:style-name="T8">2RU:</text:span> <text:s/><text:span text:style-name="T6">Multi-variant:</text:span><text:line-break/> <text:s text:c="5"/><text:span text:style-name="T2">a) <text:s/>7-11. Minst 5korts hö.<text:line-break/> <text:s text:c="5"/>b) 13-15. Minst 5hö+5ru.<text:line-break/> <text:s text:c="5"/>c) 7korts hö, ca 7ss.<text:line-break/> <text:s text:c="5"/>d) 6+ru, 13-15 el ca 7ss.<text:line-break/></text:span><text:span text:style-name="T15"><text:line-break/></text:span><text:span text:style-name="T11">2</text:span><text:span text:style-name="T12">HJ/2SP</text:span><text:span text:style-name="T11">:</text:span><text:span text:style-name="T2"> 10-13. 5+färg.<text:line-break/> <text:s text:c="5"/>a) 5+hö och 4+lå<text:line-break/> <text:s text:c="5"/>b) God 6+hö.</text:span></text:p>
      <text:p text:style-name="P2"><text:span text:style-name="T15"><text:line-break/></text:span><text:span text:style-name="T8">2NT:</text:span> <text:s/><text:span text:style-name="T7">13-15</text:span>. <text:span text:style-name="T7">Enfärgad 6+lå.<text:line-break/> <text:s text:c="6"/>Honnör i minst 2 sidofärger.</text:span></text:p>
      <text:p text:style-name="P5"><text:line-break/>Mot 1NT: <text:span text:style-name="T17">DOIT (X=hj+annan, 2LÅ=sp+lå).<text:line-break/></text:span></text:p>
      <text:p text:style-name="P1">Utspel: 10-12. <text:s/></text:p>
      <text:p text:style-name="P1">Markeringar: Schneider, Malmö, <text:span text:style-name="T1">Lav.</text:span></text:p>
      <text:p text:style-name="P8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499cm" fo:margin-right="0.499cm" style:shadow="none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0:21:16.073000000</meta:creation-date>
    <meta:print-date>2018-10-12T00:32:34.309000000</meta:print-date>
    <dc:date>2019-07-25T15:25:26.501000000</dc:date>
    <meta:editing-duration>PT3H59M14S</meta:editing-duration>
    <meta:editing-cycles>117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13" meta:word-count="149" meta:character-count="1029" meta:non-whitespace-character-count="749"/>
  </office:meta>
</office:document-meta>
</file>